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2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6pt" officeooo:rsid="0007fc3a" officeooo:paragraph-rsid="00090478" style:font-size-asian="36pt" style:font-size-complex="36pt"/>
    </style:style>
    <style:style style:name="P2" style:family="paragraph" style:parent-style-name="Standard">
      <style:text-properties officeooo:rsid="0000543e" officeooo:paragraph-rsid="0000543e"/>
    </style:style>
    <style:style style:name="P3" style:family="paragraph" style:parent-style-name="Standard">
      <style:text-properties officeooo:rsid="0000543e" officeooo:paragraph-rsid="0007989e"/>
    </style:style>
    <style:style style:name="P4" style:family="paragraph" style:parent-style-name="Standard">
      <style:text-properties officeooo:rsid="0000543e" officeooo:paragraph-rsid="0007fc3a"/>
    </style:style>
    <style:style style:name="P5" style:family="paragraph" style:parent-style-name="Standard">
      <style:text-properties officeooo:rsid="0000543e" officeooo:paragraph-rsid="000c4d7f"/>
    </style:style>
    <style:style style:name="P6" style:family="paragraph" style:parent-style-name="Standard">
      <style:text-properties officeooo:rsid="00040b5a" officeooo:paragraph-rsid="0007fc3a"/>
    </style:style>
    <style:style style:name="P7" style:family="paragraph" style:parent-style-name="Standard">
      <style:text-properties officeooo:rsid="0005579f" officeooo:paragraph-rsid="0007fc3a"/>
    </style:style>
    <style:style style:name="P8" style:family="paragraph" style:parent-style-name="Standard">
      <style:text-properties officeooo:rsid="0007989e" officeooo:paragraph-rsid="0007fc3a"/>
    </style:style>
    <style:style style:name="P9" style:family="paragraph" style:parent-style-name="Standard">
      <style:text-properties officeooo:rsid="0007989e" officeooo:paragraph-rsid="0007989e"/>
    </style:style>
    <style:style style:name="P10" style:family="paragraph" style:parent-style-name="Standard">
      <style:text-properties officeooo:rsid="0007fc3a" officeooo:paragraph-rsid="0007fc3a"/>
    </style:style>
    <style:style style:name="P11" style:family="paragraph" style:parent-style-name="Standard">
      <style:text-properties officeooo:rsid="001023c9" officeooo:paragraph-rsid="001023c9"/>
    </style:style>
    <style:style style:name="P12" style:family="paragraph" style:parent-style-name="Standard">
      <style:text-properties officeooo:rsid="0010f087" officeooo:paragraph-rsid="0010f087"/>
    </style:style>
    <style:style style:name="P13" style:family="paragraph" style:parent-style-name="Table_20_Contents">
      <style:text-properties officeooo:rsid="0007fc3a" officeooo:paragraph-rsid="0007fc3a"/>
    </style:style>
    <style:style style:name="P14" style:family="paragraph" style:parent-style-name="Table_20_Contents">
      <style:text-properties officeooo:rsid="0007fc3a" officeooo:paragraph-rsid="000c4d7f"/>
    </style:style>
    <style:style style:name="P15" style:family="paragraph" style:parent-style-name="Table_20_Contents">
      <style:text-properties officeooo:rsid="000c4d7f" officeooo:paragraph-rsid="000c4d7f"/>
    </style:style>
    <style:style style:name="P16" style:family="paragraph" style:parent-style-name="Table_20_Contents">
      <style:text-properties officeooo:rsid="000cbefc" officeooo:paragraph-rsid="000cbefc"/>
    </style:style>
    <style:style style:name="P17" style:family="paragraph" style:parent-style-name="Table_20_Contents">
      <style:text-properties officeooo:rsid="000cd975" officeooo:paragraph-rsid="000cd975"/>
    </style:style>
    <style:style style:name="P18" style:family="paragraph" style:parent-style-name="Table_20_Contents">
      <style:text-properties officeooo:rsid="000e53f8" officeooo:paragraph-rsid="000e53f8"/>
    </style:style>
    <style:style style:name="P19" style:family="paragraph" style:parent-style-name="Table_20_Contents">
      <style:text-properties officeooo:rsid="001023c9" officeooo:paragraph-rsid="001023c9"/>
    </style:style>
    <style:style style:name="P20" style:family="paragraph" style:parent-style-name="Table_20_Contents">
      <style:text-properties fo:font-style="normal" officeooo:rsid="000cbefc" officeooo:paragraph-rsid="000cbefc" style:font-style-asian="normal" style:font-style-complex="normal"/>
    </style:style>
    <style:style style:name="P21" style:family="paragraph" style:parent-style-name="Standard">
      <style:text-properties officeooo:rsid="00129055" officeooo:paragraph-rsid="00129055"/>
    </style:style>
    <style:style style:name="P22" style:family="paragraph" style:parent-style-name="Standard">
      <style:text-properties officeooo:rsid="00133350" officeooo:paragraph-rsid="00133350"/>
    </style:style>
    <style:style style:name="P23" style:family="paragraph" style:parent-style-name="Standard">
      <style:text-properties officeooo:rsid="001455db" officeooo:paragraph-rsid="001455db"/>
    </style:style>
    <style:style style:name="P24" style:family="paragraph" style:parent-style-name="Standard">
      <style:text-properties officeooo:rsid="001512f2" officeooo:paragraph-rsid="001512f2"/>
    </style:style>
    <style:style style:name="P25" style:family="paragraph" style:parent-style-name="Standard">
      <style:text-properties officeooo:rsid="00167d56" officeooo:paragraph-rsid="00167d56"/>
    </style:style>
    <style:style style:name="P26" style:family="paragraph" style:parent-style-name="Standard">
      <style:text-properties officeooo:rsid="00172ca6" officeooo:paragraph-rsid="00172ca6"/>
    </style:style>
    <style:style style:name="P27" style:family="paragraph" style:parent-style-name="Table_20_Contents">
      <style:text-properties officeooo:rsid="00129055" officeooo:paragraph-rsid="00129055"/>
    </style:style>
    <style:style style:name="P28" style:family="paragraph" style:parent-style-name="Table_20_Contents">
      <style:text-properties officeooo:rsid="00133350" officeooo:paragraph-rsid="00133350"/>
    </style:style>
    <style:style style:name="P29" style:family="paragraph" style:parent-style-name="Table_20_Contents">
      <style:text-properties officeooo:rsid="00172ca6" officeooo:paragraph-rsid="00172ca6"/>
    </style:style>
    <style:style style:name="T1" style:family="text">
      <style:text-properties officeooo:rsid="00016948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1f455"/>
    </style:style>
    <style:style style:name="T4" style:family="text">
      <style:text-properties style:text-line-through-style="none" style:text-line-through-type="none" officeooo:rsid="0002173b"/>
    </style:style>
    <style:style style:name="T5" style:family="text">
      <style:text-properties style:text-line-through-style="none" style:text-line-through-type="none" officeooo:rsid="0005f05c"/>
    </style:style>
    <style:style style:name="T6" style:family="text">
      <style:text-properties style:text-line-through-style="none" style:text-line-through-type="none" officeooo:rsid="0007fc3a"/>
    </style:style>
    <style:style style:name="T7" style:family="text">
      <style:text-properties officeooo:rsid="0007fc3a"/>
    </style:style>
    <style:style style:name="T8" style:family="text">
      <style:text-properties officeooo:rsid="000c4d7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cd975"/>
    </style:style>
    <style:style style:name="T12" style:family="text">
      <style:text-properties officeooo:rsid="001455db"/>
    </style:style>
    <style:style style:name="T13" style:family="text">
      <style:text-properties officeooo:rsid="001512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39066128160">
          <table:table-cell table:style-name="Table1.A1" office:value-type="string">
            <text:p text:style-name="P3">pwd</text:p>
          </table:table-cell>
          <table:table-cell table:style-name="Table1.B1" office:value-type="string">
            <text:p text:style-name="P4">print working directory</text:p>
          </table:table-cell>
        </table:table-row>
        <table:table-row table:style-name="TableLine94239067202960">
          <table:table-cell table:style-name="Table1.A2" office:value-type="string">
            <text:p text:style-name="P13">mkdir</text:p>
          </table:table-cell>
          <table:table-cell table:style-name="Table1.B2" office:value-type="string">
            <text:p text:style-name="P4"><text:span text:style-name="T1">M</text:span>ake Directory</text:p>
          </table:table-cell>
        </table:table-row>
        <table:table-row table:style-name="TableLine94239067204352">
          <table:table-cell table:style-name="Table1.A2" office:value-type="string">
            <text:p text:style-name="P13">cd</text:p>
          </table:table-cell>
          <table:table-cell table:style-name="Table1.B2" office:value-type="string">
            <text:p text:style-name="P4">Change directory</text:p>
          </table:table-cell>
        </table:table-row>
        <table:table-row table:style-name="TableLine94239067204992">
          <table:table-cell table:style-name="Table1.A2" office:value-type="string">
            <text:p text:style-name="P13"><text:span text:style-name="T8">t</text:span>ouch</text:p>
          </table:table-cell>
          <table:table-cell table:style-name="Table1.B2" office:value-type="string">
            <text:p text:style-name="P6"><text:span text:style-name="T6">U</text:span><text:span text:style-name="T2">sed to create/edit/delete files</text:span></text:p>
          </table:table-cell>
        </table:table-row>
        <table:table-row table:style-name="TableLine94239067205632">
          <table:table-cell table:style-name="Table1.A2" office:value-type="string">
            <text:p text:style-name="P13">rm</text:p>
          </table:table-cell>
          <table:table-cell table:style-name="Table1.B2" office:value-type="string">
            <text:p text:style-name="P8">delete files</text:p>
          </table:table-cell>
        </table:table-row>
        <table:table-row table:style-name="TableLine94239067206272">
          <table:table-cell table:style-name="Table1.A2" office:value-type="string">
            <text:p text:style-name="P13">rmdir</text:p>
          </table:table-cell>
          <table:table-cell table:style-name="Table1.B2" office:value-type="string">
            <text:p text:style-name="P4"><text:span text:style-name="T1">R</text:span>emove direcorty</text:p>
          </table:table-cell>
        </table:table-row>
        <table:table-row table:style-name="TableLine94239067206864">
          <table:table-cell table:style-name="Table1.A2" office:value-type="string">
            <text:p text:style-name="P13">man</text:p>
          </table:table-cell>
          <table:table-cell table:style-name="Table1.B2" office:value-type="string">
            <text:p text:style-name="P4">Manual-<text:span text:style-name="T7">&gt;If you want to read any of the command just use man before it </text:span></text:p>
            <text:p text:style-name="P10">ex: man pwd</text:p>
          </table:table-cell>
        </table:table-row>
        <table:table-row table:style-name="TableLine94239067207664">
          <table:table-cell table:style-name="Table1.A2" office:value-type="string">
            <text:p text:style-name="P13">sudo</text:p>
          </table:table-cell>
          <table:table-cell table:style-name="Table1.B2" office:value-type="string">
            <text:p text:style-name="P4"><text:span text:style-name="T1">U</text:span>sed to access resticted files /same as admin in windows</text:p>
          </table:table-cell>
        </table:table-row>
        <table:table-row table:style-name="TableLine94239067208464">
          <table:table-cell table:style-name="Table1.A2" office:value-type="string">
            <text:p text:style-name="P13">ls</text:p>
          </table:table-cell>
          <table:table-cell table:style-name="Table1.B2" office:value-type="string">
            <text:p text:style-name="P4">List of files</text:p>
          </table:table-cell>
        </table:table-row>
        <table:table-row table:style-name="TableLine94239067209184">
          <table:table-cell table:style-name="Table1.A2" office:value-type="string">
            <text:p text:style-name="P13">file</text:p>
          </table:table-cell>
          <table:table-cell table:style-name="Table1.B2" office:value-type="string">
            <text:p text:style-name="P7"><text:span text:style-name="T2">to view the type </text:span><text:span text:style-name="T5">and </text:span><text:span text:style-name="T2">size of a file </text:span></text:p>
          </table:table-cell>
        </table:table-row>
        <table:table-row table:style-name="TableLine94239067209984">
          <table:table-cell table:style-name="Table1.A2" office:value-type="string">
            <text:p text:style-name="P19">head</text:p>
          </table:table-cell>
          <table:table-cell table:style-name="Table1.B2" office:value-type="string">
            <text:p text:style-name="P11">It will return the first few lines of code</text:p>
            <text:p text:style-name="P12">ex: head filename (or) head -5 filename</text:p>
          </table:table-cell>
        </table:table-row>
        <table:table-row table:style-name="TableLine94239067209984">
          <table:table-cell table:style-name="Table1.A2" office:value-type="string">
            <text:p text:style-name="P27">tail</text:p>
          </table:table-cell>
          <table:table-cell table:style-name="Table1.B2" office:value-type="string">
            <text:p text:style-name="P21">It will return the last few lines of code</text:p>
            <text:p text:style-name="P21">ex: tail filename</text:p>
          </table:table-cell>
        </table:table-row>
        <table:table-row table:style-name="TableLine94239067209984">
          <table:table-cell table:style-name="Table1.A2" office:value-type="string">
            <text:p text:style-name="P27">cat</text:p>
          </table:table-cell>
          <table:table-cell table:style-name="Table1.B2" office:value-type="string">
            <text:p text:style-name="P21">Cat can do multiple tasks</text:p>
            <text:p text:style-name="P21">1) It will show the entire file <text:span text:style-name="T13">context</text:span></text:p>
            <text:p text:style-name="P24">ex: cat filename</text:p>
            <text:p text:style-name="P21">2) you can merge 2 files in one file</text:p>
            <text:p text:style-name="P25">cat file1 file2&gt;file3</text:p>
            <text:p text:style-name="P25">it will create file3 with file1 and file2 context in it</text:p>
          </table:table-cell>
        </table:table-row>
        <table:table-row table:style-name="TableLine94239067209984">
          <table:table-cell table:style-name="Table1.A2" office:value-type="string">
            <text:p text:style-name="P28">echo</text:p>
          </table:table-cell>
          <table:table-cell table:style-name="Table1.B2" office:value-type="string">
            <text:p text:style-name="P22">To create/<text:span text:style-name="T12">modify</text:span> a file with content </text:p>
            <text:p text:style-name="P23">ex: echo hello&gt;name.txt</text:p>
          </table:table-cell>
        </table:table-row>
        <table:table-row table:style-name="TableLine94239067209984">
          <table:table-cell table:style-name="Table1.A2" office:value-type="string">
            <text:p text:style-name="P29">more</text:p>
          </table:table-cell>
          <table:table-cell table:style-name="Table1.B2" office:value-type="string">
            <text:p text:style-name="P26">To view the file from top to bottom</text:p>
            <text:p text:style-name="P26">ex: more filename</text:p>
          </table:table-cell>
        </table:table-row>
        <table:table-row table:style-name="TableLine94239067209984">
          <table:table-cell table:style-name="Table1.A2" office:value-type="string">
            <text:p text:style-name="P29">less</text:p>
          </table:table-cell>
          <table:table-cell table:style-name="Table1.B2" office:value-type="string">
            <text:p text:style-name="P26">To view the file from bottom to up</text:p>
            <text:p text:style-name="P26">ex: less filename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Line94239067211056">
          <table:table-cell table:style-name="Table2.A1" office:value-type="string">
            <text:p text:style-name="P14">-p</text:p>
          </table:table-cell>
          <table:table-cell table:style-name="Table2.B1" office:value-type="string">
            <text:p text:style-name="P5"><text:span text:style-name="T1">A</text:span>dd or remove directory with <text:s/>parent </text:p>
            <text:p text:style-name="P5">ex: mkdir -p min/max/result(creating parent directoties and child directoties)</text:p>
            <text:p text:style-name="P5">ex2:rmdir -p min/max/result(deleting parent directoties and child directoties)</text:p>
          </table:table-cell>
        </table:table-row>
        <table:table-row table:style-name="TableLine94239067232256">
          <table:table-cell table:style-name="Table2.A2" office:value-type="string">
            <text:p text:style-name="P14"><text:span text:style-name="T11">ls </text:span>-a</text:p>
          </table:table-cell>
          <table:table-cell table:style-name="Table2.B2" office:value-type="string">
            <text:p text:style-name="P5"><text:span text:style-name="T4">U</text:span><text:span text:style-name="T3">sed to view all files including the hidden one </text:span></text:p>
          </table:table-cell>
        </table:table-row>
        <table:table-row table:style-name="TableLine94239067233424">
          <table:table-cell table:style-name="Table2.A2" office:value-type="string">
            <text:p text:style-name="P14"><text:span text:style-name="T11">ls </text:span>-l</text:p>
          </table:table-cell>
          <table:table-cell table:style-name="Table2.B2" office:value-type="string">
            <text:p text:style-name="P5"><text:span text:style-name="T3"><text:s/></text:span><text:span text:style-name="T4">list of files including discription </text:span></text:p>
          </table:table-cell>
        </table:table-row>
        <table:table-row table:style-name="TableLine94239067234064">
          <table:table-cell table:style-name="Table2.A2" office:value-type="string">
            <text:p text:style-name="Table_20_Contents">-<text:span text:style-name="T8">rf</text:span></text:p>
          </table:table-cell>
          <table:table-cell table:style-name="Table2.B2" office:value-type="string">
            <text:p text:style-name="P15">Remove forcefully</text:p>
            <text:p text:style-name="P15">ex: rm -rf filename</text:p>
          </table:table-cell>
        </table:table-row>
        <table:table-row table:style-name="TableLine94239067234864">
          <table:table-cell table:style-name="Table2.A2" office:value-type="string">
            <text:p text:style-name="P16">cp</text:p>
          </table:table-cell>
          <table:table-cell table:style-name="Table2.B2" office:value-type="string">
            <text:p text:style-name="P16">Copy directory</text:p>
            <text:p text:style-name="P16">ex: cp file1 <text:span text:style-name="T9">home</text:span><text:span text:style-name="T10">/name/nik/</text:span></text:p>
            <text:p text:style-name="P20">here we are copying file1 to the above specified <text:soft-page-break/>nik directory</text:p>
          </table:table-cell>
        </table:table-row>
        <table:table-row table:style-name="TableLine94239067235664">
          <table:table-cell table:style-name="Table2.A2" office:value-type="string">
            <text:p text:style-name="P17">cp -r </text:p>
          </table:table-cell>
          <table:table-cell table:style-name="Table2.B2" office:value-type="string">
            <text:p text:style-name="P17">This is used when you want to copy and paste parent directory to another director</text:p>
            <text:p text:style-name="P17">This will copy inside files aswell</text:p>
          </table:table-cell>
        </table:table-row>
        <table:table-row table:style-name="TableLine94239067236416">
          <table:table-cell table:style-name="Table2.A2" office:value-type="string">
            <text:p text:style-name="P18">mv</text:p>
          </table:table-cell>
          <table:table-cell table:style-name="Table2.B2" office:value-type="string">
            <text:p text:style-name="P18">To move from one palce to another or to rename the files as well</text:p>
          </table:table-cell>
        </table:table-row>
        <table:table-row table:style-name="TableLine94239067237216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239067238016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36pt" officeooo:rsid="0007fc3a" officeooo:paragraph-rsid="00090478" style:font-size-asian="36pt" style:font-size-complex="3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3"/>Linux Command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8:33:31.934969265</meta:creation-date>
    <dc:date>2022-06-24T12:00:54.733729933</dc:date>
    <meta:editing-duration>PT1H46M56S</meta:editing-duration>
    <meta:editing-cycles>22</meta:editing-cycles>
    <meta:generator>LibreOffice/6.4.7.2$Linux_X86_64 LibreOffice_project/40$Build-2</meta:generator>
    <meta:document-statistic meta:table-count="2" meta:image-count="0" meta:object-count="0" meta:page-count="2" meta:paragraph-count="64" meta:word-count="275" meta:character-count="1499" meta:non-whitespace-character-count="1266"/>
  </office:meta>
</office:document-meta>
</file>